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ContextImpl.resolveVariable( String 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xpressionContextImpl.ExpressionContextImpl( Widget widget , boolean reference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ContextImpl.ExpressionContextImpl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ContextImpl.ge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